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351c4" officeooo:paragraph-rsid="001351c4"/>
    </style:style>
    <style:style style:name="P2" style:family="paragraph" style:parent-style-name="Standard">
      <style:paragraph-properties fo:text-align="justify" style:justify-single-word="false"/>
      <style:text-properties fo:font-style="italic" officeooo:rsid="001453a4" officeooo:paragraph-rsid="001453a4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italic" officeooo:rsid="00149d9a" officeooo:paragraph-rsid="00149d9a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54f63" officeooo:paragraph-rsid="00154f63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453a4" officeooo:paragraph-rsid="001453a4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154f63" officeooo:paragraph-rsid="00154f63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italic" officeooo:rsid="00154f63" officeooo:paragraph-rsid="00154f63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154f63" officeooo:paragraph-rsid="001826ed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1826ed" officeooo:paragraph-rsid="001826ed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19b13a" officeooo:paragraph-rsid="0019b13a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1453a4" officeooo:paragraph-rsid="001453a4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6f3f5" style:font-style-asian="normal" style:font-style-complex="normal"/>
    </style:style>
    <style:style style:name="T3" style:family="text">
      <style:text-properties fo:font-style="normal" officeooo:rsid="001826ed" style:font-style-asian="normal" style:font-style-complex="normal"/>
    </style:style>
    <style:style style:name="T4" style:family="text">
      <style:text-properties officeooo:rsid="001826ed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453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IE</text:p>
      <text:p text:style-name="P1"/>
      <text:p text:style-name="P2"><text:span text:style-name="T1">Jessica WILKINSON et Jared THOMPSON,</text:span> 2005 Status Report on Comensatory Mitigation in the United States<text:span text:style-name="T1">, Environmental Law Institute, avril 2006, Washington, 110 p.</text:span></text:p>
      <text:p text:style-name="P2"/>
      <text:p text:style-name="P5">Arrêté du 20 décembre 2004 <text:span text:style-name="T4">fixant</text:span> la liste des animaux de la faune marine protégés sur l'ensemble du territoire, Journal Officiel du 7 janvier 2005.</text:p>
      <text:p text:style-name="P2"/>
      <text:p text:style-name="P2"><text:span text:style-name="T1">Claire TUTENUIT et Camille STEHLIN, « Combien valent les </text:span><text:span text:style-name="T3">escargots</text:span><text:span text:style-name="T1">, lorsqu'ils ne sont pas de Bourgogne ? La biodiversié : quelles valeurs ? Et pour quelles décisions? », </text:span>Annales des Mines – Responsabilité et environnement<text:span text:style-name="T1">, 2009/2 n° 54, p. 23-29.</text:span></text:p>
      <text:p text:style-name="P2"/>
      <text:p text:style-name="P2"><text:span text:style-name="T1">Déclaration « No biodiversity Offsets » : </text:span><text:a xlink:type="simple" xlink:href="http://no-biodiversity-offsets.makenoise.org/francais/"><text:span text:style-name="T1">http://no-biodiversity-offsets.makenoise.org/francais/</text:span></text:a></text:p>
      <text:p text:style-name="P2"/>
      <text:p text:style-name="P5">« Compensation environnementale réduisez l'impact de vos projets d'aménagement », Office national des forêts,</text:p>
      <text:p text:style-name="P2"/>
      <text:p text:style-name="P2">«<text:span text:style-name="T1"> Compenser les atteintes à la biodiversité : expériences internationales et enseignements pour la France », </text:span><text:span text:style-name="T2">in</text:span><text:span text:style-name="T1">, Commissariat général au développement durable, n° 133, août 2012, 4 p.</text:span></text:p>
      <text:p text:style-name="P2"/>
      <text:p text:style-name="P5">Fabien QUÉTIER et al., « Les enjeux de l'équivalence écologique pour la conception et le dimensionnement de mesures compensatoires d'impacts sur la biodiversité et les milieux naturels », Sciences eaux &amp; territoires, article hors-série – 2012, 7 p.</text:p>
      <text:p text:style-name="P2"/>
      <text:p text:style-name="P3"><text:span text:style-name="T1">« Standard on Biodiversity Offsets », </text:span>Business and Biodiversity Offsets Programme <text:span text:style-name="T1">(BBOP), 2012, Washington, D.C., 29 p.</text:span></text:p>
      <text:p text:style-name="P3"/>
      <text:p text:style-name="P3"><text:span text:style-name="T1">« To No Net Loss and Beyond: An Overview of the Business and Biodiversity Offsets Programme », </text:span>Business and Biodiversity Offsets Programme (BBOP)<text:span text:style-name="T1">, 2013, Washington, D.C., 35 p.</text:span></text:p>
      <text:p text:style-name="P3"/>
      <text:p text:style-name="P3"><text:span text:style-name="T1">Catherine ROCHE, « évaluation des incidences d'un projet d'aménagement sur une zone Natura 2000 », </text:span>Actualités juridiques du Droit administratif<text:span text:style-name="T1">, 2014, p 807-811.</text:span></text:p>
      <text:p text:style-name="P3"/>
      <text:p text:style-name="P3">Guide « espèces protégées, aménagements et infrastructures » Recommandations pour la prise en compte des enjeux liés aux espèces protégées et pour la conduite d’éventuelles procédures de dérogation au sens des articles L. 411-1 et L. 411-2 du code de l’environnement dans le cadre des projets d’aménagements et d’infrastructures<text:span text:style-name="T1">, Ministère de l'écologie, du Développement durable et de l'Énergie, Paris, 65 p.</text:span></text:p>
      <text:p text:style-name="P3"/>
      <text:p text:style-name="P3"><text:span text:style-name="T1">E. ROYER, « Indemnité compensatoire de contraintes environnementales »</text:span>, Dalloz actualité, <text:span text:style-name="T1">16 mai 2008, 1 p.</text:span></text:p>
      <text:p text:style-name="P3"/>
      <text:p text:style-name="P3"><text:span text:style-name="T1">Hélène SOYER et al., </text:span>La compensation écologique état des lieux &amp; recommandations<text:span text:style-name="T1">, Union internationale pour la conservation de la Nature France, 2011, Paris, 4 p.</text:span></text:p>
      <text:p text:style-name="P3"/>
      <text:p text:style-name="P3"><text:span text:style-name="T1">Séverine HUBERT et al., « Lignes directrices nationales sur la séquence éviter, réduire et compenser les impacts sur les milieux naturels », </text:span>Références<text:span text:style-name="T1">, Commissariat général au développement durable, Direction de l'eau et de la biodiversité, Octobre 2013, 232 p.</text:span></text:p>
      <text:p text:style-name="P3"/>
      <text:p text:style-name="P8"><text:span text:style-name="T1">Sylvie VANPEENE-BRUHIER, Pierre-André PISSARD et Christelle BASSI, « Mesures compensatoires des atteintes à l'environnement dans les projets d'infrastructures : de nouvelles </text:span><text:soft-page-break/><text:span text:style-name="T1">exigences réglementaires pour une amélioration des pratiques ? » </text:span>Sciences Eaux &amp; Territoires<text:span text:style-name="T1">, Hors-série n°9, 2013, 7 p.</text:span></text:p>
      <text:p text:style-name="P4"/>
      <text:p text:style-name="P4">Modalités de mise en œuvre des mesures compensatoires<text:span text:style-name="T1">, Direction régionale de l'environnement, de l'aménagement et du logement de Franche-Comté, Besançon, 5 janvier 2011, 14 p.</text:span></text:p>
      <text:p text:style-name="P4"/>
      <text:p text:style-name="P6">« Ecosystems and human well-being », Milienium ecosystem assessment</text:p>
      <text:p text:style-name="P4"/>
      <text:p text:style-name="P4"><text:span text:style-name="T1">Marthe LUCAS, « La compensation écologique des zones humides en France : vers une intégration des services écosystémiques ? », </text:span>Droit de l'environnement<text:span text:style-name="T1">, n° 19, janvier 2014, 7 p.</text:span></text:p>
      <text:p text:style-name="P4"/>
      <text:p text:style-name="P4"><text:span text:style-name="T1">Becca MADSEN et al., « Offset and compensation programs worldwide », <text:s/></text:span>State of biodiversity markets<text:span text:style-name="T1">, 2010. 85 p.</text:span></text:p>
      <text:p text:style-name="P4"/>
      <text:p text:style-name="P9">Philippe THIÉVENT et Brice QUENOUILLE, « <text:span text:style-name="T6">Un moyen de compensation pour maintenir la biodiversité </text:span><text:span text:style-name="T5">»</text:span><text:span text:style-name="T6">, Biodiversité</text:span><text:span text:style-name="T5">, énergie et changements climatiques</text:span><text:span text:style-name="T6">, pp. 53-57</text:span></text:p>
      <text:p text:style-name="P9"/>
      <text:p text:style-name="P9"><text:span text:style-name="T6">Darbi, M. et al., </text:span><text:span text:style-name="T5">International Approaches to Compensation for Impacts on Biological Diversity. Final Report</text:span><text:span text:style-name="T6">, 2009, Berlin, 184 p.</text:span></text:p>
      <text:p text:style-name="P9"/>
      <text:p text:style-name="P9"><text:span text:style-name="T6">Marie-Pierre Camproux-Duffrène et Marthe Lucas, « L’ombre portée sur l’avenir de la trame verte et bleue. Quelques réflexions juridiques », </text:span><text:span text:style-name="T5">Développement durable et territoires</text:span><text:span text:style-name="T6">, Vol. 3, n° 2 | Juillet 2012.</text:span></text:p>
      <text:p text:style-name="P9"/>
      <text:p text:style-name="P10"><text:span text:style-name="T6">Sylvie VANPEENE-BRUHIER, Pierre-André PISSARD et Christelle BASSI, « Mesures compensatoires des atteintes à l’environnement dans les projets d’infrastructures : de nouvelles exigences réglementaires pour une amélioration des pratiques ? », <text:s/></text:span><text:span text:style-name="T7">Sciences eaux &amp; territoires, article hors-série </text:span><text:span text:style-name="T6">2013, 7 p.</text:span></text:p>
      <text:p text:style-name="P10"/>
      <text:p text:style-name="P10"><text:span text:style-name="T6">Marthe LUCAS, « La compensation écologique des zones humides en France : vers une intégration des services écosystémiques ? », Droit de l'environnement, n°219, janvier 2014, pp. 19-2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8:15:18.329735669</meta:creation-date>
    <dc:date>2014-08-20T23:20:11.577920499</dc:date>
    <meta:editing-duration>P0D</meta:editing-duration>
    <meta:editing-cycles>4</meta:editing-cycles>
    <meta:generator>LibreOffice/4.2.4.2$Linux_X86_64 LibreOffice_project/420m0$Build-2</meta:generator>
    <meta:document-statistic meta:table-count="0" meta:image-count="0" meta:object-count="0" meta:page-count="2" meta:paragraph-count="25" meta:word-count="643" meta:character-count="4415" meta:non-whitespace-character-count="3786"/>
  </office:meta>
</office:document-meta>
</file>